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b925" officeooo:paragraph-rsid="000bb925"/>
    </style:style>
    <style:style style:name="P2" style:family="paragraph" style:parent-style-name="Standard">
      <style:text-properties officeooo:rsid="000c4705" officeooo:paragraph-rsid="000bb925"/>
    </style:style>
    <style:style style:name="P3" style:family="paragraph" style:parent-style-name="Standard">
      <style:text-properties officeooo:rsid="000c4705" officeooo:paragraph-rsid="000c4705"/>
    </style:style>
    <style:style style:name="P4" style:family="paragraph" style:parent-style-name="Standard">
      <style:text-properties fo:font-weight="bold" officeooo:rsid="000c4705" officeooo:paragraph-rsid="000c470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IME COMPLEXITY</text:h>
      <text:p text:style-name="P2"/>
      <text:p text:style-name="P1"/>
      <text:p text:style-name="P4">COUNTING-1 (n)</text:p>
      <text:p text:style-name="P3"/>
      <text:p text:style-name="P3">1:<text:tab/>for r=1 to n<text:tab/><text:tab/><text:tab/><text:tab/>c1 <text:s text:c="14"/>n+1</text:p>
      <text:p text:style-name="P3"/>
      <text:p text:style-name="P3">2:<text:tab/><text:tab/>for c=1 to n<text:tab/><text:tab/><text:tab/>c2 <text:s text:c="14"/>n(n+1)</text:p>
      <text:p text:style-name="P3"/>
      <text:p text:style-name="P3">3:<text:tab/><text:tab/><text:tab/>sum = sum+1<text:tab/><text:tab/>c3 <text:s text:c="14"/>n2</text:p>
      <text:p text:style-name="P3"/>
      <text:p text:style-name="P3">4:<text:tab/>return sum<text:tab/><text:tab/><text:tab/><text:tab/>c4 <text:s text:c="14"/>1</text:p>
      <text:p text:style-name="P3"/>
      <text:p text:style-name="P3">T(n)=c2*n(n+1)+c3*n2 +c1*(n+1)+c4=an2+bn+c</text:p>
      <text:p text:style-name="P3"/>
      <text:p text:style-name="P3"/>
      <text:p text:style-name="P3"><text:span text:style-name="T1">COUNTING-2 (n)</text:span></text:p>
      <text:p text:style-name="P3"/>
      <text:p text:style-name="P3">1:<text:tab/>for r=1 to n<text:tab/><text:tab/><text:tab/><text:tab/>c1<text:tab/>n+1</text:p>
      <text:p text:style-name="P3"/>
      <text:p text:style-name="P3">2:<text:tab/><text:tab/>sum = sum + n<text:tab/><text:tab/>c2<text:tab/>n</text:p>
      <text:p text:style-name="P3"/>
      <text:p text:style-name="P3">3:<text:tab/>return sum<text:tab/><text:tab/><text:tab/><text:tab/>c3<text:tab/>1 <text:s text:c="15"/></text:p>
      <text:p text:style-name="P3"/>
      <text:p text:style-name="P3">T(n)=(c1+c2)n+c1+c3=an+b</text:p>
      <text:p text:style-name="P3"/>
      <text:p text:style-name="P3"><text:span text:style-name="T1"/></text:p>
      <text:p text:style-name="P4">LINEARSEARCH (A, n, x)</text:p>
      <text:p text:style-name="P3"/>
      <text:p text:style-name="P3">1:<text:tab/>index = 1<text:tab/><text:tab/><text:tab/><text:tab/>c1<text:tab/>1</text:p>
      <text:p text:style-name="P3"/>
      <text:p text:style-name="P3">2:<text:tab/>while index ≤ n and A[index] ≠ x<text:tab/>c2<text:tab/>n+1</text:p>
      <text:p text:style-name="P3"/>
      <text:p text:style-name="P3">3:<text:tab/><text:tab/>index=index+1<text:tab/><text:tab/>c3<text:tab/>n</text:p>
      <text:p text:style-name="P3"/>
      <text:p text:style-name="P3">4:<text:tab/>if index &gt; n<text:tab/><text:tab/><text:tab/><text:tab/>c4<text:tab/>1</text:p>
      <text:p text:style-name="P3"/>
      <text:p text:style-name="P3">5:<text:tab/><text:tab/>index=0<text:tab/><text:tab/><text:tab/>c5<text:tab/>1</text:p>
      <text:p text:style-name="P3"/>
      <text:p text:style-name="P3">6: <text:tab/>return index<text:tab/><text:tab/><text:tab/><text:tab/>c6<text:tab/>1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6:15:00.064933988</meta:creation-date>
    <dc:date>2023-03-01T16:30:09.000295973</dc:date>
    <meta:editing-duration>PT3M5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95" meta:character-count="519" meta:non-whitespace-character-count="336"/>
  </office:meta>
</office:document-meta>
</file>